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o Deal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2]*[.B2]*[.C2]*[.D2]" office:value-type="float" office:value="0.0756" calcext:value-type="float">
            <text:p>0.0756</text:p>
          </table:table-cell>
          <table:table-cell/>
          <table:table-cell table:style-name="Default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3]*[.B3]*[.C3]" office:value-type="float" office:value="0.008" calcext:value-type="float">
            <text:p>0.008</text:p>
          </table:table-cell>
          <table:table-cell/>
          <table:table-cell table:style-name="Default"/>
        </table:table-row>
        <table:table-row table:style-name="ro1">
          <table:table-cell table:number-columns-repeated="5"/>
          <table:table-cell table:formula="of:=SUM([.F2:.F3])" office:value-type="float" office:value="0.0836" calcext:value-type="float">
            <text:p>0.0836</text:p>
          </table:table-cell>
          <table:table-cell table:formula="of:=[.F4]*100" office:value-type="float" office:value="8.36" calcext:value-type="float">
            <text:p>8.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xt Late 2019 No Clear</text:p>
          </table:table-cell>
          <table:table-cell table:number-columns-repeated="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formula="of:=[.A6]*[.B6]*[.C6]" office:value-type="float" office:value="0.252" calcext:value-type="float">
            <text:p>0.25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formula="of:=[.A7]*[.B7]*[.C7]*[.D7]*[.E7]" office:value-type="float" office:value="0.01512" calcext:value-type="float">
            <text:p>0.0151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8]*[.B8]*[.C8]*[.D8]" office:value-type="float" office:value="0.0016" calcext:value-type="float">
            <text:p>0.0016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formula="of:=[.A9]*[.B9]*[.C9]*[.D9]*[.E9]" office:value-type="float" office:value="0.06048" calcext:value-type="float">
            <text:p>0.06048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0]*[.B10]*[.C10]*[.D10]" office:value-type="float" office:value="0.0064" calcext:value-type="float">
            <text:p>0.006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formula="of:=[.A11]*[.B11]*[.C11]" office:value-type="float" office:value="0.028" calcext:value-type="float">
            <text:p>0.028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12]*[.B12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6:.F12])" office:value-type="float" office:value="0.4036" calcext:value-type="float">
            <text:p>0.4036</text:p>
          </table:table-cell>
          <table:table-cell table:formula="of:=[.F13]*100" office:value-type="float" office:value="40.36" calcext:value-type="float">
            <text:p>40.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ofter Brexit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A15]*[.B15]" office:value-type="float" office:value="0.16" calcext:value-type="float">
            <text:p>0.16</text:p>
          </table:table-cell>
          <table:table-cell table:formula="of:=[.F15]*10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formula="of:=[.A18]*[.B18]*[.C18]*[.D18]*[.E18]" office:value-type="float" office:value="0.09072" calcext:value-type="float">
            <text:p>0.09072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19]*[.B19]*[.C19]*[.D19]" office:value-type="float" office:value="0.00960000000000001" calcext:value-type="float">
            <text:p>0.0096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table:formula="of:=[.A20]*[.B20]*[.C20]" office:value-type="float" office:value="0.042" calcext:value-type="float">
            <text:p>0.04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18:.F20])" office:value-type="float" office:value="0.14232" calcext:value-type="float">
            <text:p>0.14232</text:p>
          </table:table-cell>
          <table:table-cell table:formula="of:=[.F21]*100" office:value-type="float" office:value="14.232" calcext:value-type="float">
            <text:p>14.2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formula="of:=[.A23]*[.B23]*[.C23]*[.D23]*[.E23]" office:value-type="float" office:value="0.02268" calcext:value-type="float">
            <text:p>0.02268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A24]*[.B24]*[.C24]*[.D24]" office:value-type="float" office:value="0.0024" calcext:value-type="float">
            <text:p>0.002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formula="of:=[.A25]*[.B25]"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23:.F25])" office:value-type="float" office:value="0.08508" calcext:value-type="float">
            <text:p>0.08508</text:p>
          </table:table-cell>
          <table:table-cell table:formula="of:=[.F26]*100" office:value-type="float" office:value="8.508" calcext:value-type="float">
            <text:p>8.5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voke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A28]*[.B28]*[.C28]*[.D28]" office:value-type="float" office:value="0.1134" calcext:value-type="float">
            <text:p>0.113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29]*[.B29]*[.C29]" office:value-type="float" office:value="0.012" calcext:value-type="float">
            <text:p>0.01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28:.F29])" office:value-type="float" office:value="0.1254" calcext:value-type="float">
            <text:p>0.1254</text:p>
          </table:table-cell>
          <table:table-cell table:formula="of:=[.F30]*100" office:value-type="float" office:value="12.54" calcext:value-type="float">
            <text:p>12.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SUM([.G4:.G30])" office:value-type="float" office:value="100" calcext:value-type="float">
            <text:p>100</text:p>
          </table:table-cell>
          <table:table-cell table:style-name="Default" table:formula="of:=SUM([.H4:.H30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4-07T20:30:08.802829293</meta:creation-date>
    <dc:date>2019-04-07T20:55:00.931460256</dc:date>
    <dc:creator>Jon Worth</dc:creator>
    <meta:editing-duration>PT4M2S</meta:editing-duration>
    <meta:editing-cycles>2</meta:editing-cycles>
    <meta:generator>LibreOffice/6.2.0.3$MacOSX_X86_64 LibreOffice_project/98c6a8a1c6c7b144ce3cc729e34964b47ce25d62</meta:generator>
    <meta:document-statistic meta:table-count="1" meta:cell-count="108" meta:object-count="0"/>
  </office:meta>
</office:document-meta>
</file>